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rolaf" style:family="table">
      <style:table-properties style:width="16.999cm" table:align="margins"/>
    </style:style>
    <style:style style:name="Brolaf.A" style:family="table-column">
      <style:table-column-properties style:column-width="8.5cm" style:rel-column-width="32767*"/>
    </style:style>
    <style:style style:name="Brolaf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rolaf.B1" style:family="table-cell">
      <style:table-cell-properties fo:padding="0.097cm" fo:border="0.002cm solid #000000"/>
    </style:style>
    <style:style style:name="Brolaf.A2" style:family="table-cell">
      <style:table-cell-properties fo:padding="0.097cm" fo:border-left="0.002cm solid #000000" fo:border-right="none" fo:border-top="none" fo:border-bottom="0.002cm solid #000000"/>
    </style:style>
    <style:style style:name="Brolaf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8.5cm" style:rel-column-width="32767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8.5cm" style:rel-column-width="32767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8.5cm" style:rel-column-width="32767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B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8.5cm" style:rel-column-width="32767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B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olaf</text:p>
      <table:table table:name="Brolaf" table:style-name="Brolaf">
        <table:table-column table:style-name="Brolaf.A" table:number-columns-repeated="2"/>
        <table:table-row>
          <table:table-cell table:style-name="Brolaf.A1" office:value-type="string">
            <text:p text:style-name="Table_20_Contents">Do you really think i would sell any of my goods to a pantywaist? </text:p>
          </table:table-cell>
          <table:table-cell table:style-name="Brolaf.B1" office:value-type="string">
            <text:p text:style-name="Table_20_Contents"/>
          </table:table-cell>
        </table:table-row>
        <table:table-row>
          <table:table-cell table:style-name="Brolaf.A2" office:value-type="string">
            <text:p text:style-name="Table_20_Contents">Go away!</text:p>
          </table:table-cell>
          <table:table-cell table:style-name="Brolaf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Niemar: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*drunken gibberish*</text:p>
          </table:table-cell>
          <table:table-cell table:style-name="Tabelle1.B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*drunken gibberish*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P1"/>
      <text:p text:style-name="P1"/>
      <text:p text:style-name="P1">Lunar Popojev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P1"/>
      <text:p text:style-name="P1"/>
      <text:p text:style-name="P1">Gnormar</text:p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P1"/>
      <text:p text:style-name="P1"/>
      <text:p text:style-name="P1">Lasra Grul</text:p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/>
          </table:table-cell>
          <table:table-cell table:style-name="Tabelle4.B1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P1"/>
      <text:p text:style-name="P1"/>
      <text:p text:style-name="P1">Noelia</text:p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Table_20_Contents"/>
          </table:table-cell>
          <table:table-cell table:style-name="Tabelle5.B1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</table:table>
      <text:p text:style-name="P1"/>
      <text:p text:style-name="P1"/>
      <text:p text:style-name="P1">Rumpelcoon</text:p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Table_20_Contents"/>
          </table:table-cell>
          <table:table-cell table:style-name="Tabelle6.B1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</table:table>
      <text:p text:style-name="P1"/>
      <text:p text:style-name="P1"/>
      <text:p text:style-name="P1">Wolfgang</text:p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Table_20_Contents"/>
          </table:table-cell>
          <table:table-cell table:style-name="Tabelle7.B1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P1"/>
      <text:p text:style-name="P1"/>
      <text:p text:style-name="P1">Blacksmith</text:p>
      <table:table table:name="Tabelle8" table:style-name="Tabelle8">
        <table:table-column table:style-name="Tabelle8.A" table:number-columns-repeated="2"/>
        <table:table-row>
          <table:table-cell table:style-name="Tabelle8.A1" office:value-type="string">
            <text:p text:style-name="Table_20_Contents"/>
          </table:table-cell>
          <table:table-cell table:style-name="Tabelle8.B1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B2" office:value-type="string">
            <text:p text:style-name="Table_20_Contents"/>
          </table:table-cell>
        </table:table-row>
      </table:table>
      <text:p text:style-name="P1"/>
      <text:p text:style-name="P1"><text:soft-page-break/>Orphan</text:p>
      <table:table table:name="Tabelle9" table:style-name="Tabelle9">
        <table:table-column table:style-name="Tabelle9.A" table:number-columns-repeated="2"/>
        <table:table-row>
          <table:table-cell table:style-name="Tabelle9.A1" office:value-type="string">
            <text:p text:style-name="Table_20_Contents"/>
          </table:table-cell>
          <table:table-cell table:style-name="Tabelle9.B1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15S</meta:editing-duration>
    <meta:editing-cycles>4</meta:editing-cycles>
    <meta:generator>OpenOffice/4.1.3$Win32 OpenOffice.org_project/413m1$Build-9783</meta:generator>
    <dc:date>2017-12-12T11:57:57.60</dc:date>
    <dc:creator>Nico Enders</dc:creator>
    <meta:document-statistic meta:table-count="10" meta:image-count="0" meta:object-count="0" meta:page-count="2" meta:paragraph-count="14" meta:word-count="32" meta:character-count="195"/>
    <meta:user-defined meta:name="Info 1"/>
    <meta:user-defined meta:name="Info 2"/>
    <meta:user-defined meta:name="Info 3"/>
    <meta:user-defined meta:name="Info 4"/>
  </office:meta>
</office:document-meta>
</file>